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0pt" style:font-size-asian="10pt" style:font-size-complex="10pt"/>
    </style:style>
    <style:style style:name="P2" style:family="paragraph" style:parent-style-name="Normal">
      <style:text-properties fo:color="#24292e" style:font-name="Calibri" fo:font-size="10pt" fo:language="uk" fo:country="UA" style:font-name-asian="Calibri" style:font-size-asian="10pt" style:font-name-complex="Calibri" style:font-size-complex="10pt"/>
    </style:style>
    <style:style style:name="P3" style:family="paragraph" style:parent-style-name="Preformatted_20_Text">
      <style:text-properties fo:color="#a9b7c6" style:font-name="DejaVu Sans Mono" fo:font-size="13.5pt" fo:language="uk" fo:country="UA" officeooo:paragraph-rsid="001ec917" style:font-name-asian="Calibri" style:font-size-asian="10pt" style:font-name-complex="Calibri" style:font-size-complex="10pt"/>
    </style:style>
    <style:style style:name="P4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5" style:family="paragraph" style:parent-style-name="Preformatted_20_Text">
      <style:text-properties fo:color="#a9b7c6"/>
    </style:style>
    <style:style style:name="P6" style:family="paragraph" style:parent-style-name="Normal" style:master-page-name="MP0">
      <style:paragraph-properties style:page-number="auto" fo:break-before="page"/>
      <style:text-properties fo:font-size="10pt" style:font-size-asian="10pt" style:font-size-complex="10pt"/>
    </style:style>
    <style:style style:name="P7" style:family="paragraph" style:parent-style-name="Normal">
      <style:text-properties fo:color="#24292e" style:font-name="Calibri" fo:font-size="10pt" fo:language="uk" fo:country="UA" officeooo:paragraph-rsid="001ec917" style:font-name-asian="Calibri" style:font-size-asian="10pt" style:font-name-complex="Calibri" style:font-size-complex="10pt"/>
    </style:style>
    <style:style style:name="P8" style:family="paragraph" style:parent-style-name="Normal">
      <style:text-properties fo:color="#24292e" style:font-name="Calibri" fo:font-size="10pt" fo:language="uk" fo:country="UA" officeooo:rsid="001ec917" officeooo:paragraph-rsid="001ec917" style:font-name-asian="Calibri" style:font-size-asian="10pt" style:font-name-complex="Calibri" style:font-size-complex="10pt"/>
    </style:style>
    <style:style style:name="T1" style:family="text">
      <style:text-properties officeooo:rsid="001ec917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13.5pt"/>
    </style:style>
    <style:style style:name="T4" style:family="text">
      <style:text-properties fo:color="#ffc66d"/>
    </style:style>
    <style:style style:name="T5" style:family="text">
      <style:text-properties style:font-name="DejaVu Sans Mono" fo:font-size="13.5pt"/>
    </style:style>
    <style:style style:name="T6" style:family="text">
      <style:text-properties fo:color="#808080" style:font-name="DejaVu Sans Mono" fo:font-size="13.5pt"/>
    </style:style>
    <style:style style:name="T7" style:family="text">
      <style:text-properties fo:color="#6a8759" style:font-name="DejaVu Sans Mono" fo:font-size="13.5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2 Ознайомитися з короткими нотатками та описати проблему, вирішенню якої буде присвячена курсова робота</text:p>
      <text:p text:style-name="P1"/>
      <text:p text:style-name="P7"><text:span text:style-name="Default_20_Paragraph_20_Font"><text:span text:style-name="T1">Доступ до Facebook API здійснюється у досить зручний спосіб. Для тестування певних засобів можна використовувати Facebook Graph API Explorer.</text:span></text:span></text:p>
      <text:p text:style-name="P7"><text:span text:style-name="Default_20_Paragraph_20_Font"><text:span text:style-name="T1">Для доступу до інформації використовується Access Token.</text:span></text:span></text:p>
      <text:p text:style-name="P7"><text:span text:style-name="Default_20_Paragraph_20_Font"><text:span text:style-name="T1">Оримання інформації надається у такий спосіб:</text:span></text:span></text:p>
      <text:p text:style-name="P3"><text:span text:style-name="T2">def </text:span><text:span text:style-name="T4">get_friends</text:span>():</text:p>
      <text:p text:style-name="P5"><text:s text:c="4"/><text:span text:style-name="T6">profile </text:span><text:span text:style-name="T5">= graph.get_object(</text:span><text:span text:style-name="T7">'me'</text:span><text:span text:style-name="T5">)</text:span></text:p>
      <text:p text:style-name="P5"><text:s text:c="4"/><text:span text:style-name="T5">friends = graph.get_connections(</text:span><text:span text:style-name="T7">'me'</text:span><text:span text:style-name="T3">, </text:span><text:span text:style-name="T7">'friends'</text:span><text:span text:style-name="T5">)</text:span></text:p>
      <text:p text:style-name="P5"><text:s text:c="4"/><text:span text:style-name="T5">pprint(friends)</text:span></text:p>
      <text:p text:style-name="P5"><text:s text:c="4"/><text:span text:style-name="T5">friend_list = [friend[</text:span><text:span text:style-name="T7">'name'</text:span><text:span text:style-name="T5">] </text:span><text:span text:style-name="T3">for </text:span><text:span text:style-name="T5">friend </text:span><text:span text:style-name="T3">in </text:span><text:span text:style-name="T5">friends[</text:span><text:span text:style-name="T7">'data'</text:span><text:span text:style-name="T5">]]</text:span></text:p>
      <text:p text:style-name="P4"><text:s text:c="4"/><text:span text:style-name="T3">return </text:span><text:span text:style-name="T5">friend_list</text:span></text:p>
      <text:p text:style-name="P8">Таким чином ми бачимо, що формат повернення даних — jso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Жека Мороз</meta:initial-creator>
    <meta:creation-date>2018-02-24T18:11:00Z</meta:creation-date>
    <dc:date>2018-03-09T23:30:33.309583209</dc:date>
    <meta:editing-cycles>2</meta:editing-cycles>
    <meta:editing-duration>PT5M11S</meta:editing-duration>
    <meta:document-statistic meta:table-count="0" meta:image-count="0" meta:object-count="0" meta:page-count="1" meta:paragraph-count="11" meta:word-count="74" meta:character-count="615" meta:non-whitespace-character-count="531"/>
    <meta:template xlink:type="simple" xlink:actuate="onRequest" xlink:title="" xlink:href="Normal.dotm"/>
  </office:meta>
</office:document-meta>
</file>